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6.966in" fo:margin-left="0.0194in" fo:margin-top="0in" fo:margin-bottom="0in" style:page-number="1" table:align="left" style:writing-mode="lr-tb"/>
    </style:style>
    <style:style style:name="Table1.A" style:family="table-column">
      <style:table-column-properties style:column-width="1.0014in"/>
    </style:style>
    <style:style style:name="Table1.B" style:family="table-column">
      <style:table-column-properties style:column-width="5.96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666666" fo:padding="0.0694in" fo:border="0.75pt solid #000001">
        <style:background-image/>
      </style:table-cell-properties>
    </style:style>
    <style:style style:name="Table1.B1" style:family="table-cell">
      <style:table-cell-properties fo:padding="0.0694in" fo:border="0.75pt solid #000001"/>
    </style:style>
    <style:style style:name="Table1.B2" style:family="table-cell">
      <style:table-cell-properties fo:padding="0.0694in" fo:border="0.75pt solid #000001"/>
    </style:style>
    <style:style style:name="Table1.A3" style:family="table-cell">
      <style:table-cell-properties fo:background-color="#666666" fo:padding="0.0694in" fo:border-left="0.75pt solid #000001" fo:border-right="0.75pt solid #000001" fo:border-top="none" fo:border-bottom="0.75pt solid #000001">
        <style:background-image/>
      </style:table-cell-properties>
    </style:style>
    <style:style style:name="Table1.B3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4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5" style:family="table-cell">
      <style:table-cell-properties fo:padding="0.0694in" fo:border="0.75pt solid #000001"/>
    </style:style>
    <style:style style:name="P1" style:family="paragraph" style:parent-style-name="Standard">
      <style:paragraph-properties fo:line-height="100%"/>
      <style:text-properties fo:font-size="10pt" officeooo:rsid="00886fbc" officeooo:paragraph-rsid="00886fbc" style:font-size-asian="10pt" style:font-size-complex="10pt"/>
    </style:style>
    <style:style style:name="P2" style:family="paragraph" style:parent-style-name="Standard">
      <style:paragraph-properties fo:line-height="100%"/>
      <style:text-properties fo:font-size="10pt" officeooo:rsid="00886fbc" officeooo:paragraph-rsid="008a6465" style:font-size-asian="10pt" style:font-size-complex="10pt"/>
    </style:style>
    <style:style style:name="P3" style:family="paragraph" style:parent-style-name="Standard">
      <style:paragraph-properties fo:line-height="100%"/>
      <style:text-properties fo:font-size="10pt" officeooo:rsid="008a6465" officeooo:paragraph-rsid="008a6465" style:font-size-asian="10pt" style:font-size-complex="10pt"/>
    </style:style>
    <style:style style:name="P4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normal" officeooo:rsid="0063c26a" officeooo:paragraph-rsid="00886fbc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normal" officeooo:rsid="00627a5b" officeooo:paragraph-rsid="00886fbc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normal" officeooo:rsid="00479e83" officeooo:paragraph-rsid="00886fbc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bold" officeooo:rsid="00627a5b" officeooo:paragraph-rsid="00886fbc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bold" officeooo:rsid="00479e83" officeooo:paragraph-rsid="00886fbc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0.6354in"/>
        </style:tab-stops>
      </style:paragraph-properties>
      <style:text-properties fo:font-size="10pt" fo:font-style="italic" fo:font-weight="normal" officeooo:rsid="0086cbba" officeooo:paragraph-rsid="00886fbc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Standard">
      <style:paragraph-properties fo:line-height="100%" fo:text-align="start" style:justify-single-word="false">
        <style:tab-stops>
          <style:tab-stop style:position="0.6354in"/>
        </style:tab-stops>
      </style:paragraph-properties>
      <style:text-properties fo:font-size="10pt" fo:font-style="normal" fo:font-weight="normal" officeooo:rsid="008ced94" officeooo:paragraph-rsid="008ced94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line-height="100%"/>
      <style:text-properties fo:color="#ffffff" fo:font-size="10pt" fo:background-color="#666666" style:font-size-asian="10pt" style:font-size-complex="10pt"/>
    </style:style>
    <style:style style:name="P12" style:family="paragraph" style:parent-style-name="Standard">
      <style:paragraph-properties fo:line-height="100%"/>
      <style:text-properties fo:color="#ffffff" fo:font-size="10pt" officeooo:rsid="0022bdcc" officeooo:paragraph-rsid="0022bdcc" fo:background-color="#666666" style:font-size-asian="10pt" style:font-size-complex="10pt"/>
    </style:style>
    <style:style style:name="P13" style:family="paragraph" style:parent-style-name="Standard">
      <style:paragraph-properties fo:line-height="100%"/>
      <style:text-properties fo:color="#ffffff" fo:font-size="10pt" officeooo:rsid="0040e083" officeooo:paragraph-rsid="0040e083" fo:background-color="#666666" style:font-size-asian="10pt" style:font-size-complex="10pt"/>
    </style:style>
    <style:style style:name="P14" style:family="paragraph" style:parent-style-name="Standard">
      <style:paragraph-properties fo:line-height="100%"/>
      <style:text-properties fo:color="#ffffff" fo:font-size="10pt" officeooo:rsid="004238bc" officeooo:paragraph-rsid="004238bc" fo:background-color="#666666" style:font-size-asian="10pt" style:font-size-complex="10pt"/>
    </style:style>
    <style:style style:name="P15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8pt" fo:font-style="italic" fo:font-weight="normal" officeooo:rsid="0068d9f9" officeooo:paragraph-rsid="00886fbc" style:font-size-asian="7pt" style:font-style-asian="italic" style:font-weight-asian="normal" style:font-size-complex="8pt" style:font-style-complex="italic" style:font-weight-complex="normal"/>
    </style:style>
    <style:style style:name="P16" style:family="paragraph" style:parent-style-name="Standard" style:list-style-name="L1">
      <style:paragraph-properties fo:line-height="100%">
        <style:tab-stops>
          <style:tab-stop style:position="0.6354in"/>
        </style:tab-stops>
      </style:paragraph-properties>
      <style:text-properties fo:font-size="10pt" fo:font-weight="normal" officeooo:rsid="0064378f" officeooo:paragraph-rsid="00886fbc" style:font-size-asian="10pt" style:font-weight-asian="normal" style:font-size-complex="10pt" style:font-weight-complex="normal"/>
    </style:style>
    <style:style style:name="P17" style:family="paragraph" style:parent-style-name="Standard" style:list-style-name="L2">
      <style:paragraph-properties fo:line-height="100%">
        <style:tab-stops>
          <style:tab-stop style:position="0.6354in"/>
        </style:tab-stops>
      </style:paragraph-properties>
      <style:text-properties fo:font-size="10pt" fo:font-weight="normal" officeooo:rsid="0063c26a" officeooo:paragraph-rsid="00886fbc" style:font-size-asian="10pt" style:font-weight-asian="normal" style:font-size-complex="10pt" style:font-weight-complex="normal"/>
    </style:style>
    <style:style style:name="P18" style:family="paragraph" style:parent-style-name="Standard" style:list-style-name="L3">
      <style:paragraph-properties fo:line-height="100%" fo:text-align="start" style:justify-single-word="false">
        <style:tab-stops>
          <style:tab-stop style:position="0.6354in"/>
        </style:tab-stops>
      </style:paragraph-properties>
      <style:text-properties fo:font-size="10pt" fo:font-style="normal" fo:font-weight="normal" officeooo:rsid="008ced94" officeooo:paragraph-rsid="008ced94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 style:list-style-name="L2">
      <style:paragraph-properties fo:line-height="100%">
        <style:tab-stops>
          <style:tab-stop style:position="0.6354in"/>
        </style:tab-stops>
      </style:paragraph-properties>
      <style:text-properties officeooo:rsid="0064378f" officeooo:paragraph-rsid="00886fbc"/>
    </style:style>
    <style:style style:name="P20" style:family="paragraph" style:parent-style-name="Standard" style:list-style-name="L2">
      <style:paragraph-properties fo:line-height="100%">
        <style:tab-stops>
          <style:tab-stop style:position="0.6354in"/>
        </style:tab-stops>
      </style:paragraph-properties>
      <style:text-properties officeooo:rsid="0063c26a" officeooo:paragraph-rsid="00886fbc"/>
    </style:style>
    <style:style style:name="P21" style:family="paragraph" style:parent-style-name="Standard">
      <style:paragraph-properties fo:line-height="100%"/>
      <style:text-properties officeooo:rsid="0030f4a0" officeooo:paragraph-rsid="0096e1cd"/>
    </style:style>
    <style:style style:name="T1" style:family="text">
      <style:text-properties fo:font-size="10pt" officeooo:rsid="0038a794" style:font-size-asian="10pt" style:font-size-complex="10pt"/>
    </style:style>
    <style:style style:name="T2" style:family="text">
      <style:text-properties fo:font-size="10pt" officeooo:rsid="00617772" style:font-size-asian="10pt" style:font-size-complex="10pt"/>
    </style:style>
    <style:style style:name="T3" style:family="text">
      <style:text-properties fo:font-size="10pt" officeooo:rsid="00627a5b" style:font-size-asian="10pt" style:font-size-complex="10pt"/>
    </style:style>
    <style:style style:name="T4" style:family="text">
      <style:text-properties fo:font-size="10pt" officeooo:rsid="00886fbc" style:font-size-asian="10pt" style:font-size-complex="10pt"/>
    </style:style>
    <style:style style:name="T5" style:family="text">
      <style:text-properties fo:font-size="10pt" officeooo:rsid="00952fa1" style:font-size-asian="10pt" style:font-size-complex="10pt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0pt" fo:font-weight="normal" officeooo:rsid="0063c26a" style:font-size-asian="10pt" style:font-weight-asian="normal" style:font-size-complex="10pt" style:font-weight-complex="normal"/>
    </style:style>
    <style:style style:name="T8" style:family="text">
      <style:text-properties fo:font-size="10pt" fo:font-weight="normal" officeooo:rsid="006d9086" style:font-size-asian="10pt" style:font-weight-asian="normal" style:font-size-complex="10pt" style:font-weight-complex="normal"/>
    </style:style>
    <style:style style:name="T9" style:family="text">
      <style:text-properties fo:font-size="10pt" fo:font-weight="normal" officeooo:rsid="0065cf27" style:font-size-asian="10pt" style:font-weight-asian="normal" style:font-size-complex="10pt" style:font-weight-complex="normal"/>
    </style:style>
    <style:style style:name="T10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1" style:family="text">
      <style:text-properties officeooo:rsid="0029ce57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6d9086" style:font-style-asian="italic" style:font-style-complex="italic"/>
    </style:style>
    <style:style style:name="T14" style:family="text">
      <style:text-properties officeooo:rsid="0063c26a"/>
    </style:style>
    <style:style style:name="T15" style:family="text">
      <style:text-properties fo:font-size="8pt" fo:font-weight="normal" officeooo:rsid="0068d9f9" style:font-size-asian="8pt" style:font-weight-asian="normal" style:font-size-complex="8pt" style:font-weight-complex="normal"/>
    </style:style>
    <style:style style:name="T16" style:family="text">
      <style:text-properties fo:font-size="8pt" fo:font-style="italic" fo:font-weight="normal" officeooo:rsid="0068d9f9" style:font-size-asian="7pt" style:font-style-asian="italic" style:font-weight-asian="normal" style:font-size-complex="8pt" style:font-style-complex="italic" style:font-weight-complex="normal"/>
    </style:style>
    <style:style style:name="T17" style:family="text">
      <style:text-properties officeooo:rsid="0068d9f9"/>
    </style:style>
    <style:style style:name="T18" style:family="text">
      <style:text-properties officeooo:rsid="0065cf27"/>
    </style:style>
    <style:style style:name="T19" style:family="text">
      <style:text-properties fo:font-weight="bold" officeooo:rsid="0065cf27" style:font-weight-asian="bold" style:font-weight-complex="bold"/>
    </style:style>
    <style:style style:name="T20" style:family="text">
      <style:text-properties fo:font-weight="bold" officeooo:rsid="008e8fe1" style:font-weight-asian="bold" style:font-weight-complex="bold"/>
    </style:style>
    <style:style style:name="T21" style:family="text">
      <style:text-properties officeooo:rsid="00627a5b"/>
    </style:style>
    <style:style style:name="T22" style:family="text">
      <style:text-properties officeooo:rsid="008a6465"/>
    </style:style>
    <style:style style:name="T23" style:family="text">
      <style:text-properties officeooo:rsid="008c2431"/>
    </style:style>
    <style:style style:name="T24" style:family="text">
      <style:text-properties officeooo:rsid="0090ac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Name</text:p>
          </table:table-cell>
          <table:table-cell table:style-name="Table1.B1" office:value-type="string">
            <text:p text:style-name="P21"><text:span text:style-name="T2">Ex1_</text:span><text:span text:style-name="T5">4</text:span><text:span text:style-name="T1"> </text:span><text:span text:style-name="T5">SCIENTIFIC ENVIRONMENT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11">Challenge</text:span> </text:p>
          </table:table-cell>
          <table:table-cell table:style-name="Table1.B2" office:value-type="string">
            <text:p text:style-name="P1">Create a Python virtualenv equipped for scientific tasks </text:p>
          </table:table-cell>
        </table:table-row>
        <table:table-row table:style-name="Table1.1">
          <table:table-cell table:style-name="Table1.A3" office:value-type="string">
            <text:p text:style-name="P14">Prereqs</text:p>
          </table:table-cell>
          <table:table-cell table:style-name="Table1.B4" office:value-type="string">
            <text:p text:style-name="P3">None</text:p>
          </table:table-cell>
        </table:table-row>
        <table:table-row table:style-name="Table1.1">
          <table:table-cell table:style-name="Table1.A3" office:value-type="string">
            <text:p text:style-name="P14">Narrative</text:p>
          </table:table-cell>
          <table:table-cell table:style-name="Table1.B4" office:value-type="string">
            <text:p text:style-name="P2">As you saw from Ex1_4, modules that perform common computing and scientific tasks are maintained by many different professional groups. <text:s/>You <text:span text:style-name="T22">may have noticed </text:span>the module containing the ascii functions you needed is maintained by the astronomy community.</text:p>
            <text:p text:style-name="P2"/>
            <text:p text:style-name="P3">In Ex1_3 you manually installed a package and in this exercise you install several scientific modules using pip. <text:s/>Notice in step one that we use apt-get. <text:s/>As a general rule it’s best to use your system’s package manager when installing packages at the system level. <text:s/>Then in step two you activate your virtualenv and use pip to install a few more.</text:p>
            <text:p text:style-name="P2"/>
            <text:p text:style-name="P3">This virtualenv could have been used to complete the previous exercise and may come in handy later in the course when we are working with various algorithms and file formats.</text:p>
          </table:table-cell>
        </table:table-row>
        <table:table-row table:style-name="Table1.1">
          <table:table-cell table:style-name="Table1.A1" office:value-type="string">
            <text:p text:style-name="P13">Instructions</text:p>
          </table:table-cell>
          <table:table-cell table:style-name="Table1.B5" office:value-type="string">
            <text:p text:style-name="P7">Create a virtualenv for scientific computing</text:p>
            <text:p text:style-name="P7"><text:s text:c="8"/><text:span text:style-name="T15">NOTE:</text:span><text:span text:style-name="T17"> </text:span><text:span text:style-name="T16">Don’t delete this virtualenv – it will prove useful later in the course</text:span></text:p>
            <text:p text:style-name="P15"/>
            <text:p text:style-name="P5"><text:span text:style-name="T14">(</text:span>1<text:span text:style-name="T14">)</text:span> – Install the following modules <text:span text:style-name="T18">at the </text:span>system level <text:span text:style-name="T18">using </text:span><text:span text:style-name="T19">sudo apt-get &lt;module&gt;</text:span><text:span text:style-name="T18"> (not pip!)</text:span></text:p>
            <text:p text:style-name="P4"><text:s text:c="18"/>python-dev</text:p>
            <text:p text:style-name="P4"><text:s text:c="18"/>ipython <text:s text:c="2"/><text:span text:style-name="T12">*</text:span><text:span text:style-name="T13">This course does not cover ipython but you should learn it!</text:span></text:p>
            <text:p text:style-name="P4"><text:s text:c="18"/>python-numpy</text:p>
            <text:p text:style-name="P4"><text:s text:c="18"/>python-scipy</text:p>
            <text:p text:style-name="P4"><text:s text:c="18"/>python-matplotlib</text:p>
            <text:p text:style-name="P8"/>
            <text:p text:style-name="P6"><text:span text:style-name="T14">(2)</text:span> – <text:span text:style-name="T21">Create a virtualenv named Sci (or whatever you like)</text:span></text:p>
            <text:list xml:id="list7860882823975972951" text:style-name="L1">
              <text:list-item>
                <text:p text:style-name="P16">Activate your virtualenv and list the available modules. <text:s/>There should less than 5.</text:p>
              </text:list-item>
            </text:list>
            <text:list xml:id="list3725887669186044017" text:style-name="L2">
              <text:list-item>
                <text:p text:style-name="P17">Toggle your virtualenv to make all the system level modules available.</text:p>
              </text:list-item>
              <text:list-item>
                <text:p text:style-name="P19"><text:span text:style-name="T7">L</text:span><text:span text:style-name="T6">ist the available modules and verify that you now see the system modules. <text:s/></text:span><text:span text:style-name="T8">The list should now scroll off the screen.</text:span></text:p>
              </text:list-item>
              <text:list-item>
                <text:p text:style-name="P20"><text:span text:style-name="T9">Activate your virtualenv. <text:s/>Using pip, i</text:span><text:span text:style-name="T6">nstall </text:span><text:span text:style-name="T10">and upgrade</text:span><text:span text:style-name="T6"> the following modules:</text:span></text:p>
                <text:p text:style-name="P17"><text:s text:c="5"/>astropy</text:p>
                <text:p text:style-name="P17"><text:s text:c="5"/><text:span text:style-name="T23">APL</text:span>py</text:p>
                <text:p text:style-name="P17"><text:s text:c="5"/>pyparsing</text:p>
              </text:list-item>
            </text:list>
            <text:p text:style-name="P9"/>
            <text:p text:style-name="P10">(3) – Verify your virtualenv. <text:s/><text:span text:style-name="T20">(flag)</text:span></text:p>
            <text:list xml:id="list3548024356700546174" text:style-name="L3">
              <text:list-item>
                <text:p text:style-name="P18">Ensure your virtualenv is activated.</text:p>
              </text:list-item>
              <text:list-item>
                <text:p text:style-name="P18">Copy the sci_check.pyc file into your virtualenv directory</text:p>
              </text:list-item>
              <text:list-item>
                <text:p text:style-name="P18">Run the file: <text:s text:c="3"/>$ python sci_check.pyc</text:p>
              </text:list-item>
              <text:list-item>
                <text:p text:style-name="P18">If everything is setup properly, the script will spit out a flag for you. <text:s/><text:span text:style-name="T24">The script will tell you what, if anything, fails to validate.</text:span>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phy, Ries S - Contractor</meta:initial-creator>
    <meta:editing-cycles>49</meta:editing-cycles>
    <meta:creation-date>2016-06-29T12:46:00</meta:creation-date>
    <dc:date>2016-10-10T17:48:09.195970408</dc:date>
    <meta:editing-duration>PT12H41M38S</meta:editing-duration>
    <meta:generator>LibreOffice/5.1.5.2$Linux_X86_64 LibreOffice_project/10$Build-2</meta:generator>
    <meta:document-statistic meta:table-count="1" meta:image-count="0" meta:object-count="0" meta:page-count="1" meta:paragraph-count="32" meta:word-count="325" meta:character-count="2101" meta:non-whitespace-character-count="1686"/>
    <meta:user-defined meta:name="AppVersion">15.0000</meta:user-defined>
    <meta:user-defined meta:name="Company">United States Army</meta:user-defined>
    <meta:user-defined meta:name="ContentTypeId">0x010100526DC50AB45D95409D3A066F2DE744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